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3c53" officeooo:paragraph-rsid="00103c53"/>
    </style:style>
    <style:style style:name="P2" style:family="paragraph" style:parent-style-name="Standard">
      <style:text-properties fo:font-size="18pt" fo:font-weight="bold" officeooo:rsid="00103c53" officeooo:paragraph-rsid="00103c53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: Apuntes1</text:p>
      <text:p text:style-name="P1"/>
      <text:p text:style-name="P1">Crea una página web en la que se realice una petición con fetch, al mismo servidor en el que se encuentra guardada la página, solicitando un archivo de texto llamado: “fichero1.txt”.</text:p>
      <text:p text:style-name="P1">La petición se debe realizar al hacer clic sobre el enlace proporcionado en el archivo html y la respuesta se debe mostrar en el elemento &lt;article&gt;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11:15:30.034000000</meta:creation-date>
    <dc:date>2023-01-23T16:58:50.007000000</dc:date>
    <meta:editing-duration>PT5H33M9S</meta:editing-duration>
    <meta:editing-cycles>1</meta:editing-cycles>
    <meta:document-statistic meta:table-count="0" meta:image-count="0" meta:object-count="0" meta:page-count="1" meta:paragraph-count="3" meta:word-count="59" meta:character-count="349" meta:non-whitespace-character-count="293"/>
    <meta:generator>LibreOffice/7.3.3.2$Windows_X86_64 LibreOffice_project/d1d0ea68f081ee2800a922cac8f79445e4603348</meta:generator>
  </office:meta>
</office:document-meta>
</file>